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808080" draw:fill="none" draw:fill-color="#ffffff" draw:textarea-horizontal-align="left" draw:auto-grow-height="true" draw:auto-grow-width="false" fo:min-height="0cm" fo:min-width="2.25cm"/>
    </style:style>
    <style:style style:name="gr5" style:family="graphic" style:parent-style-name="standard">
      <style:graphic-properties draw:stroke="solid" svg:stroke-color="#808080" draw:fill="none" draw:fill-color="#ffffff" draw:textarea-horizontal-align="left" draw:auto-grow-height="true" draw:auto-grow-width="false" fo:min-height="0cm" fo:min-width="2.5cm"/>
    </style:style>
    <style:style style:name="gr6" style:family="graphic" style:parent-style-name="standard">
      <style:graphic-properties draw:stroke="solid" svg:stroke-color="#808080" draw:fill="solid" draw:fill-color="#ccffff" draw:textarea-horizontal-align="left" draw:auto-grow-height="true" draw:auto-grow-width="false" fo:min-height="0cm" fo:min-width="2.5cm"/>
    </style:style>
    <style:style style:name="gr7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color="#808080" draw:fill="solid" draw:fill-color="#004a4a" draw:textarea-horizontal-align="center" draw:textarea-vertical-align="middle" draw:auto-grow-height="true" draw:auto-grow-width="true" fo:min-height="0cm" fo:min-width="0.3cm" fo:padding-top="0.1cm" fo:padding-bottom="0.1cm" fo:padding-left="0.1cm" fo:padding-right="0.1cm"/>
    </style:style>
    <style:style style:name="P1" style:family="paragraph">
      <style:paragraph-properties fo:text-align="center"/>
    </style:style>
    <style:style style:name="P2" style:family="paragraph">
      <style:text-properties fo:font-family="'Nimbus Sans L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P3" style:family="paragraph">
      <style:text-properties fo:font-family="'DejaVu Sans Mono'" style:font-family-generic="modern" style:font-pitch="fixed" fo:font-size="12pt" style:font-size-asian="12pt" style:font-size-complex="12pt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text-properties fo:font-family="'Nimbus Sans L'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P6" style:family="paragraph">
      <style:paragraph-properties fo:text-align="center"/>
      <style:text-properties fo:font-family="'DejaVu Sans Mono'" style:font-family-generic="modern" style:font-pitch="fixed"/>
    </style:style>
    <style:style style:name="P7" style:family="paragraph">
      <style:paragraph-properties fo:text-align="center"/>
      <style:text-properties fo:color="#ffffff" fo:font-size="7pt" style:font-size-asian="7pt" style:font-size-complex="7pt"/>
    </style:style>
    <style:style style:name="P8" style:family="paragraph">
      <style:paragraph-properties fo:text-align="center"/>
      <style:text-properties fo:color="#ffffff" fo:font-family="'DejaVu Sans Mono'" style:font-family-generic="modern" style:font-pitch="fixed" fo:font-size="7pt" style:font-size-asian="7pt" style:font-size-complex="7pt"/>
    </style:style>
    <style:style style:name="T1" style:family="text">
      <style:text-properties fo:font-family="'Nimbus Sans L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family="'DejaVu Sans Mono'" style:font-family-generic="modern" style:font-pitch="fixed" fo:font-size="12pt" style:font-size-asian="12pt" style:font-size-complex="12pt"/>
    </style:style>
    <style:style style:name="T3" style:family="text">
      <style:text-properties fo:font-family="'DejaVu Sans Mono'" style:font-family-generic="modern" style:font-pitch="fixed"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family="'Nimbus Sans L'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family="'DejaVu Sans Mono'" style:font-family-generic="modern" style:font-pitch="fixed"/>
    </style:style>
    <style:style style:name="T6" style:family="text">
      <style:text-properties fo:color="#ffffff" fo:font-family="'DejaVu Sans Mono'" style:font-family-generic="modern" style:font-pitch="fixed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4cm" svg:x="0.1cm" svg:y="0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83cm" svg:height="0.78cm" svg:x="0.1cm" svg:y="0cm">
          <draw:text-box>
            <text:p><text:span text:style-name="T1">Sequenz</text:span></text:p>
          </draw:text-box>
        </draw:frame>
        <draw:custom-shape draw:style-name="gr3" draw:text-style-name="P1" draw:layer="layout" svg:width="3.5cm" svg:height="3.25cm" svg:x="0.35cm" svg:y="0.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cm" svg:height="0.747cm" svg:x="0.6cm" svg:y="0.85cm">
          <draw:text-box>
            <text:p><text:span text:style-name="T2"><text:tab/></text:span><text:span text:style-name="T2">...</text:span></text:p>
          </draw:text-box>
        </draw:frame>
        <draw:frame draw:style-name="gr5" draw:text-style-name="P3" draw:layer="layout" svg:width="3cm" svg:height="0.747cm" svg:x="0.6cm" svg:y="1.85cm">
          <draw:text-box>
            <text:p><text:span text:style-name="T2">Z ← X ∧ Y</text:span></text:p>
          </draw:text-box>
        </draw:frame>
        <draw:frame draw:style-name="gr6" draw:text-style-name="P3" draw:layer="layout" svg:width="3cm" svg:height="0.747cm" svg:x="0.6cm" svg:y="2.85cm">
          <draw:text-box>
            <text:p><text:span text:style-name="T2">if Z</text:span></text:p>
          </draw:text-box>
        </draw:frame>
        <draw:custom-shape draw:style-name="gr7" draw:text-style-name="P1" draw:id="id1" draw:layer="layout" svg:width="0.25cm" svg:height="0.25cm" svg:x="3.35cm" svg:y="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2" draw:layer="layout" svg:width="5.5cm" svg:height="4.25cm" svg:x="5.1cm" svg:y="0.85cm">
          <draw:glue-point draw:id="4" svg:x="-5cm" svg:y="-3.888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3.6cm" svg:y1="3.225cm" svg:x2="5.1cm" svg:y2="1.323cm" draw:start-shape="id1" draw:start-glue-point="10" draw:end-shape="id2" draw:end-glue-point="4" svg:d="m3600 3225h751v-1902h749">
          <text:p/>
        </draw:connector>
        <draw:frame draw:style-name="gr10" draw:text-style-name="P5" draw:layer="layout" svg:width="3.017cm" svg:height="0.78cm" svg:x="5.1cm" svg:y="0.85cm">
          <draw:text-box>
            <text:p text:style-name="P4"><text:span text:style-name="T3">if</text:span><text:span text:style-name="T4">-Operation</text:span></text:p>
          </draw:text-box>
        </draw:frame>
        <draw:frame draw:style-name="gr11" draw:layer="layout" svg:width="2.538cm" svg:height="0.78cm" svg:x="5.312cm" svg:y="1.35cm">
          <draw:text-box>
            <text:p>Bedingung</text:p>
          </draw:text-box>
        </draw:frame>
        <draw:custom-shape draw:style-name="gr12" draw:text-style-name="P6" draw:layer="layout" svg:width="0.75cm" svg:height="0.75cm" svg:x="9.1cm" svg:y="1.35cm">
          <text:p text:style-name="P1"><text:span text:style-name="T5">Z</text:span></text:p>
          <draw:enhanced-geometry svg:viewBox="0 0 21600 21600" draw:type="rectangle" draw:enhanced-path="M 0 0 L 21600 0 21600 21600 0 21600 0 0 Z N"/>
        </draw:custom-shape>
        <draw:frame draw:style-name="gr11" draw:layer="layout" svg:width="2.814cm" svg:height="0.78cm" svg:x="5.312cm" svg:y="2.559cm">
          <draw:text-box>
            <text:p>„if“-Sequenz</text:p>
          </draw:text-box>
        </draw:frame>
        <draw:custom-shape draw:style-name="gr1" draw:text-style-name="P6" draw:layer="layout" svg:width="0.75cm" svg:height="0.75cm" svg:x="9.1cm" svg:y="2.589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3.381cm" svg:height="0.78cm" svg:x="5.312cm" svg:y="3.881cm">
          <draw:text-box>
            <text:p>„else“-Sequenz</text:p>
          </draw:text-box>
        </draw:frame>
        <draw:custom-shape draw:style-name="gr1" draw:text-style-name="P6" draw:layer="layout" svg:width="0.75cm" svg:height="0.75cm" svg:x="9.1cm" svg:y="3.8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id="id3" draw:layer="layout" svg:width="0.25cm" svg:height="0.25cm" svg:x="9.35cm" svg:y="2.8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4" draw:layer="layout" svg:width="0.25cm" svg:height="0.25cm" svg:x="9.35cm" svg:y="4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25cm" svg:height="1.5cm" svg:x="11.35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1cm" svg:x="13.1cm" svg:y="1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826cm" svg:x="11.6cm" svg:y="1.7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75cm" svg:x="11.85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5cm" svg:height="1.5cm" svg:x="11.35cm" svg:y="3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1cm" svg:x="13.1cm" svg:y="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826cm" svg:x="11.6cm" svg:y="3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75cm" svg:x="11.85cm" svg:y="3.8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0.5cm" svg:height="0.489cm" svg:x="9.85cm" svg:y="3.089cm">
          <draw:text-box>
            <text:p text:style-name="P7"><text:span text:style-name="T6">↦</text:span></text:p>
          </draw:text-box>
        </draw:frame>
        <draw:connector draw:style-name="gr9" draw:text-style-name="P1" draw:layer="layout" svg:x1="9.6cm" svg:y1="2.964cm" svg:x2="11.35cm" svg:y2="2.35cm" draw:start-shape="id3" draw:start-glue-point="10" svg:d="m9600 2964h1126v-614h624">
          <text:p/>
        </draw:connector>
        <draw:frame draw:style-name="gr13" draw:text-style-name="P8" draw:layer="layout" svg:width="0.5cm" svg:height="0.489cm" svg:x="9.85cm" svg:y="4.411cm">
          <draw:text-box>
            <text:p text:style-name="P7"><text:span text:style-name="T6">↦</text:span></text:p>
          </draw:text-box>
        </draw:frame>
        <draw:connector draw:style-name="gr9" draw:text-style-name="P1" draw:layer="layout" svg:x1="9.6cm" svg:y1="4.286cm" svg:x2="11.35cm" svg:y2="4.422cm" draw:start-shape="id4" draw:start-glue-point="10" svg:d="m9600 4286h1126v136h624">
          <text:p/>
        </draw:connector>
        <draw:frame draw:style-name="gr13" draw:text-style-name="P8" draw:layer="layout" svg:width="0.5cm" svg:height="0.489cm" svg:x="8.6cm" svg:y="2.35cm">
          <draw:text-box>
            <text:p text:style-name="P7"><text:span text:style-name="T6">↦</text:span></text:p>
          </draw:text-box>
        </draw:frame>
        <draw:frame draw:style-name="gr13" draw:text-style-name="P8" draw:layer="layout" svg:width="0.5cm" svg:height="0.489cm" svg:x="8.6cm" svg:y="3.672cm">
          <draw:text-box>
            <text:p text:style-name="P7"><text:span text:style-name="T6">↦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style-name="Regular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4.7cm" fo:page-height="5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06T01:12:38</meta:creation-date>
    <dc:date>2010-07-06T02:58:37</dc:date>
    <meta:editing-duration>PT01H36M40S</meta:editing-duration>
    <meta:editing-cycles>10</meta:editing-cycles>
    <meta:generator>OpenOffice.org/3.2$Unix OpenOffice.org_project/320m12$Build-9483</meta:generator>
    <meta:document-statistic meta:object-count="32"/>
  </office:meta>
</office:document-meta>
</file>